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skoola Pota" svg:font-family="'Iskoola Pota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style:text-underline-style="solid" style:text-underline-width="auto" style:text-underline-color="font-color"/>
    </style:style>
    <style:style style:name="P2" style:family="paragraph" style:parent-style-name="Standard" style:list-style-name="L1"/>
    <style:style style:name="P3" style:family="paragraph" style:parent-style-name="Standard">
      <style:text-properties fo:color="#0000ff" style:text-underline-style="solid" style:text-underline-width="auto" style:text-underline-color="font-color"/>
    </style:style>
    <style:style style:name="P4" style:family="paragraph" style:parent-style-name="Standard" style:list-style-name="L1">
      <style:text-properties fo:color="#0000ff" style:text-underline-style="solid" style:text-underline-width="auto" style:text-underline-color="font-color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ff" style:text-underline-style="solid" style:text-underline-width="auto" style:text-underline-color="font-color"/>
    </style:style>
    <style:style style:name="P6" style:family="paragraph" style:parent-style-name="Standard" style:list-style-name="L1">
      <style:text-properties fo:color="#000000" style:text-underline-style="solid" style:text-underline-width="auto" style:text-underline-color="font-color"/>
    </style:style>
    <style:style style:name="P7" style:family="paragraph" style:parent-style-name="Standard" style:list-style-name="L1">
      <style:text-properties fo:color="#000000"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Standard" style:list-style-name="L1">
      <style:text-properties fo:color="#000080" fo:font-style="italic" style:text-underline-style="none" style:font-style-asian="italic" style:font-style-complex="italic"/>
    </style:style>
    <style:style style:name="P9" style:family="paragraph" style:parent-style-name="Standard" style:list-style-name="L1">
      <style:text-properties fo:color="#000080" style:text-underline-style="none"/>
    </style:style>
    <style:style style:name="P10" style:family="paragraph" style:parent-style-name="Standard" style:list-style-name="L1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color="#000000" style:text-underline-style="solid" style:text-underline-width="auto" style:text-underline-color="font-color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fo:font-size="10pt" fo:font-style="normal" style:text-underline-style="none" style:font-size-asian="10pt" style:font-style-asian="normal" style:font-size-complex="10pt" style:font-style-complex="normal"/>
    </style:style>
    <style:style style:name="T4" style:family="text"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6" style:family="text">
      <style:text-properties fo:color="#000000" fo:font-size="10pt" style:text-underline-style="none" style:font-size-asian="10pt" style:font-size-complex="10pt"/>
    </style:style>
    <style:style style:name="T7" style:family="text">
      <style:text-properties fo:color="#000000" fo:font-size="10pt" style:text-underline-style="none" fo:background-color="transparent" style:font-size-asian="10pt" style:font-size-complex="10pt"/>
    </style:style>
    <style:style style:name="T8" style:family="text">
      <style:text-properties fo:color="#000000" fo:font-size="12pt" style:text-underline-style="none" style:font-size-asian="12pt" style:font-size-complex="12pt"/>
    </style:style>
    <style:style style:name="T9" style:family="text">
      <style:text-properties fo:color="#000080"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fo:background-color="transparen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T18" style:family="text">
      <style:text-properties fo:font-size="11pt" style:text-underline-style="none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list xml:id="list6775525355276765201" text:style-name="L1">
        <text:list-item>
          <text:p text:style-name="P10">Veröffentlichung von "Ruby on Rails"</text:p>
          <text:p text:style-name="P2"><text:a xlink:type="simple" xlink:href="http://de.wikipedia.org/wiki/Ruby_On_Rails"><text:span text:style-name="Hyperlink"><text:span text:style-name="T14">http://de.wikipedia.org/wiki/Ruby_On_Rails</text:span></text:span></text:a></text:p>
          <text:p text:style-name="P4"/>
        </text:list-item>
        <text:list-item>
          <text:p text:style-name="P7"><text:span text:style-name="Überschrift">Alles in Ruby ist ein Objekt</text:span></text:p>
          <text:p text:style-name="P2"><text:a xlink:type="simple" xlink:href="http://www.ruby-lang.org/de/about/"><text:span text:style-name="Hyperlink"><text:span text:style-name="T14">http://www.ruby-lang.org/de/about/</text:span></text:span></text:a></text:p>
          <text:p text:style-name="P2"/>
        </text:list-item>
        <text:list-item>
          <text:p text:style-name="P11">Auszeichnungen für Hansson</text:p>
          <text:p text:style-name="P2"><text:span text:style-name="Buch">Hussein Morsy &amp; Tanja Otto, "Ruby on Rails 3.1 – Das Entwickler-Handbuch"</text:span><text:span text:style-name="T2"> </text:span><text:span text:style-name="vgl">[vgl. S. 22]</text:span></text:p>
          <text:p text:style-name="P4"/>
        </text:list-item>
        <text:list-item>
          <text:p text:style-name="P6"><text:span text:style-name="Überschrift">"Don't Repeat Yourself"</text:span></text:p>
          <text:p text:style-name="P2"><text:a xlink:type="simple" xlink:href="http://de.wikipedia.org/wiki/Ruby_On_Rails"><text:span text:style-name="Hyperlink"><text:span text:style-name="T14">http://de.wikipedia.org/wiki/Ruby_On_Rails</text:span></text:span></text:a></text:p>
          <text:p text:style-name="P2"/>
        </text:list-item>
        <text:list-item>
          <text:p text:style-name="P6"><text:span text:style-name="Überschrift">Routing mit Hilfe von ActionDispatch</text:span></text:p>
          <text:p text:style-name="P4"><text:span text:style-name="Buch">Hussein Morsy &amp; Tanja Otto, "Ruby on Rails 3.1 – Das Entwickler-Handbuch"</text:span><text:span text:style-name="T2"> </text:span><text:span text:style-name="vgl">[vgl. S. 351]</text:span></text:p>
          <text:p text:style-name="P6"/>
        </text:list-item>
        <text:list-item>
          <text:p text:style-name="P2"><text:span text:style-name="Überschrift">Interview mit </text:span><text:span text:style-name="Überschrift">Elliotte Rusty Harold</text:span></text:p>
          <text:p text:style-name="P4"><text:a xlink:type="simple" xlink:href="http://www.artima.com/lejava/articles/why_put_and_delete.html"><text:span text:style-name="Hyperlink"><text:span text:style-name="T14">http://www.artima.com/lejava/articles/why_put_and_delete.html</text:span></text:span></text:a></text:p>
          <text:p text:style-name="P4"/>
        </text:list-item>
        <text:list-item>
          <text:p text:style-name="P4"><text:span text:style-name="Überschrift">ActiveRecord</text:span> </text:p>
          <text:p text:style-name="P4"><text:span text:style-name="Buch">Hussein Morsy &amp; Tanja Otto, "Ruby on Rails 3.1 – Das Entwickler-Handbuch"</text:span><text:span text:style-name="T2"> </text:span><text:span text:style-name="vgl">[vgl. S. 239]</text:span></text:p>
          <text:p text:style-name="P4"/>
        </text:list-item>
        <text:list-item>
          <text:p text:style-name="P6"><text:span text:style-name="Überschrift">Pluralkonventionen in ActiveRecord</text:span></text:p>
          <text:p text:style-name="P4"><text:a xlink:type="simple" xlink:href="http://sumanthtechsavvy.blogspot.de/2008/02/activerecord-pluralization-convention.html"><text:span text:style-name="Hyperlink"><text:span text:style-name="T14">http://sumanthtechsavvy.blogspot.de/2008/02/activerecord-pluralization-convention.html</text:span></text:span></text:a></text:p>
          <text:p text:style-name="P4"/>
        </text:list-item>
        <text:list-item>
          <text:p text:style-name="P6"><text:span text:style-name="Überschrift">Node.js als Javascript Runtime</text:span></text:p>
          <text:p text:style-name="P8"><text:span text:style-name="Hyperlink">http://ruby.railstutorial.org/chapters/static-pages</text:span> <text:span text:style-name="vgl"><text:span text:style-name="T12">[vgl. Listing 3.1]</text:span></text:span></text:p>
          <text:p text:style-name="P4"/>
        </text:list-item>
        <text:list-item>
          <text:p text:style-name="P6"><text:span text:style-name="Überschrift">Devise als Authentifizierungsgem</text:span></text:p>
          <text:p text:style-name="P5"><text:span text:style-name="Buch">Hussein Morsy &amp; Tanja Otto, "Ruby on Rails 3.1 – Das Entwickler-Handbuch"</text:span><text:span text:style-name="T2"> </text:span><text:span text:style-name="vgl">[vgl. S. 144]</text:span></text:p>
          <text:p text:style-name="P4"/>
        </text:list-item>
        <text:list-item>
          <text:p text:style-name="P6"><text:span text:style-name="Überschrift">Email Validierungsdefinition</text:span></text:p>
          <text:p text:style-name="P9"><text:span text:style-name="Hyperlink">http://ruby.railstutorial.org/chapters/modeling-users</text:span><text:span text:style-name="T11"> </text:span><text:span text:style-name="vgl"><text:span text:style-name="T12">[vgl. Listing 6.17]</text:span></text:span></text:p>
          <text:p text:style-name="P4"/>
        </text:list-item>
        <text:list-item>
          <text:p text:style-name="P6"><text:span text:style-name="Überschrift">Email Validierungsdefinition</text:span></text:p>
          <text:p text:style-name="P4"><text:span text:style-name="Buch">Hussein Morsy &amp; Tanja Otto, "Ruby on Rails 3.1 – Das Entwickler-Handbuch"</text:span><text:span text:style-name="T2"> </text:span><text:span text:style-name="vgl">[vgl. S. 145]</text:span></text:p>
          <text:p text:style-name="P4"/>
        </text:list-item>
        <text:list-item>
          <text:p text:style-name="P6"><text:span text:style-name="Überschrift">Email Validierungsdefinition</text:span></text:p>
          <text:p text:style-name="P2"><text:a xlink:type="simple" xlink:href="http://forum.ruby-portal.de/viewtopic.php?f=14&amp;t=19951"><text:span text:style-name="Hyperlink"><text:span text:style-name="T14">http://forum.ruby-portal.de/viewtopic.php?f=14&amp;t=19951</text:span></text:span></text:a><text:span text:style-name="T9"> </text:span><text:span text:style-name="vgl"><text:span text:style-name="T12">[vgl. Antwort von </text:span></text:span><text:bookmark text:name="p89192"/><text:span text:style-name="vgl"><text:span text:style-name="T13">Quintus]</text:span></text:span></text:p>
          <text:p text:style-name="P4"/>
        </text:list-item>
        <text:list-item>
          <text:p text:style-name="P6"><text:span text:style-name="Überschrift">"Case-Sensitive" Datenbanksysteme</text:span></text:p>
          <text:p text:style-name="P4"><text:span text:style-name="Hyperlink">http://stackoverflow.com/questions/7948501/case-insensitive-unique-index-in-rails-activerecord</text:span><text:span text:style-name="T9"> </text:span><text:span text:style-name="vgl"><text:span text:style-name="T12">[vgl. Antwort von Mark Berry]</text:span></text:span></text:p>
        </text:list-item>
      </text:list>
      <text:p text:style-name="P1"/>
      <text:list xml:id="list41720090" text:continue-numbering="true" text:style-name="L1">
        <text:list-item>
          <text:p text:style-name="P6"><text:span text:style-name="Überschrift">Race Condition</text:span></text:p>
          <text:p text:style-name="P2"><text:a xlink:type="simple" xlink:href="http://forum.ruby-portal.de/viewtopic.php?f=20&amp;t=22415"><text:span text:style-name="Hyperlink"><text:span text:style-name="T14">http://forum.ruby-portal.de/viewtopic.php?f=20&amp;t=22415</text:span></text:span></text:a><text:span text:style-name="T9"> </text:span><text:span text:style-name="vgl"><text:span text:style-name="T12">[vgl. Antwort von </text:span></text:span><text:bookmark text:name="p92088"/><text:span text:style-name="vgl"><text:span text:style-name="T13">xylakant]</text:span></text:span></text:p>
        </text:list-item>
      </text:list>
      <text:p text:style-name="P1"/>
      <text:p text:style-name="P1"/>
      <text:list xml:id="list41713709" text:continue-numbering="true" text:style-name="L1">
        <text:list-item>
          <text:p text:style-name="P6"><text:soft-page-break/><text:span text:style-name="Überschrift">"||="-Zuweisungsoperator</text:span></text:p>
          <text:p text:style-name="P4"><text:span text:style-name="Hyperlink">http://ruby.railstutorial.org/chapters/sign-in-sign-out</text:span><text:span text:style-name="T10"> </text:span><text:span text:style-name="vgl"><text:span text:style-name="T12">[vgl. Listing 8.22]</text:span></text:span></text:p>
          <text:p text:style-name="P4"/>
        </text:list-item>
        <text:list-item>
          <text:p text:style-name="P6"><text:span text:style-name="Überschrift">Elternklasse von "paginate"</text:span></text:p>
          <text:p text:style-name="P4"><text:a xlink:type="simple" xlink:href="http://ruby.railstutorial.org/chapters/updating-showing-and-deleting-users#top"><text:span text:style-name="Hyperlink"><text:span text:style-name="T14">http://ruby.railstutorial.org/chapters/updating-showing-and-deleting-users</text:span></text:span></text:a></text:p>
          <text:p text:style-name="P4"/>
        </text:list-item>
        <text:list-item>
          <text:p text:style-name="P6"><text:span text:style-name="Überschrift">Suchfunktion und das Model</text:span></text:p>
          <text:p text:style-name="P4"><text:span text:style-name="Hyperlink">http://railscasts.com/episodes/37-simple-search-form</text:span><text:span text:style-name="T10"> </text:span><text:span text:style-name="vgl"><text:span text:style-name="T15">[vgl. ab 5:00min]</text:span></text:span></text:p>
          <text:p text:style-name="P4"><text:span text:style-name="Hyperlink">http://railscasts.com/episodes/51-will-paginate</text:span><text:span text:style-name="T10"> </text:span><text:span text:style-name="vgl"><text:span text:style-name="T12">[vgl. ab 4:50min]</text:span></text:span></text:p>
          <text:p text:style-name="P4"/>
        </text:list-item>
        <text:list-item>
          <text:p text:style-name="P4"><text:span text:style-name="Überschrift">Klassen- und Instanzmethoden</text:span></text:p>
          <text:p text:style-name="P4"><text:a xlink:type="simple" xlink:href="http://www.railstips.org/blog/archives/2009/05/11/class-and-instance-methods-in-ruby/"><text:span text:style-name="Hyperlink"><text:span text:style-name="T14">http://www.railstips.org/blog/archives/2009/05/11/class-and-instance-methods-in-ruby/</text:span></text:span></text:a></text:p>
          <text:p text:style-name="P4"/>
        </text:list-item>
        <text:list-item>
          <text:p text:style-name="P6"><text:span text:style-name="Überschrift">Tutorial zu "Ajaxified Rating-System"</text:span></text:p>
          <text:p text:style-name="P4"><text:a xlink:type="simple" xlink:href="http://eighty-b.tumblr.com/post/1569674815/creating-an-ajaxified-star-rating-system-in-rails-3"><text:span text:style-name="Hyperlink"><text:span text:style-name="T18">http://eighty-b.tumblr.com/post/1569674815/creating-an-ajaxified-star-rating-system-in-rails-3</text:span></text:span></text:a></text:p>
          <text:p text:style-name="P4"/>
        </text:list-item>
        <text:list-item>
          <text:p text:style-name="P4"><text:span text:style-name="Überschrift">Datenmanipulation über Terminal und Addressfeld</text:span></text:p>
          <text:p text:style-name="P4"><text:a xlink:type="simple" xlink:href="http://ruby.railstutorial.org/chapters/updating-showing-and-deleting-users"><text:span text:style-name="Hyperlink"><text:span text:style-name="T14">http://ruby.railstutorial.org/chapters/updating-showing-and-deleting-users</text:span></text:span></text:a><text:span text:style-name="T10"> </text:span><text:span text:style-name="vgl">[vgl. Listing 9.42]</text:span></text:p>
          <text:p text:style-name="P5"><text:span text:style-name="Buch">Hussein Morsy &amp; Tanja Otto, "Ruby on Rails 3.1 – Das Entwickler-Handbuch"</text:span><text:span text:style-name="T6"> </text:span><text:span text:style-name="vgl">[vgl. S. 519]</text:span></text:p>
          <text:p text:style-name="P4"/>
        </text:list-item>
        <text:list-item>
          <text:p text:style-name="P4"><text:span text:style-name="Überschrift">SQL Injection</text:span></text:p>
          <text:p text:style-name="P5"><text:span text:style-name="Buch">Hussein Morsy &amp; Tanja Otto, "Ruby on Rails 3.1 – Das Entwickler-Handbuch"</text:span><text:span text:style-name="T6"> </text:span><text:span text:style-name="vgl">[vgl. S. 517f]</text:span></text:p>
          <text:p text:style-name="P4"/>
        </text:list-item>
        <text:list-item>
          <text:p text:style-name="P4"><text:span text:style-name="Überschrift">SQL Injection</text:span></text:p>
          <text:p text:style-name="P5"><text:span text:style-name="Buch">Hussein Morsy &amp; Tanja Otto, "Ruby on Rails 3.1 – Das Entwickler-Handbuch"</text:span><text:span text:style-name="T6"> </text:span><text:span text:style-name="vgl">[vgl. S. 518]</text:span></text:p>
          <text:p text:style-name="P4"/>
        </text:list-item>
        <text:list-item>
          <text:p text:style-name="P4"><text:span text:style-name="Überschrift">Tutorial zum Folgen von Usern</text:span></text:p>
          <text:p text:style-name="P4"><text:a xlink:type="simple" xlink:href="http://ruby.railstutorial.org/chapters/following-users#top"><text:span text:style-name="Hyperlink"><text:span text:style-name="T14">http://ruby.railstutorial.org/chapters/following-users</text:span></text:span></text:a></text:p>
          <text:p text:style-name="P4"/>
        </text:list-item>
        <text:list-item>
          <text:p text:style-name="P4"><text:span text:style-name="Überschrift">Zusammensetzung von PHP-Modulen</text:span></text:p>
          <text:p text:style-name="P4"><text:a xlink:type="simple" xlink:href="http://blog.clickablebliss.com/2005/12/24/php-vs-ruby-on-rails-part-1/"><text:span text:style-name="Hyperlink"><text:span text:style-name="T14">http://blog.clickablebliss.com/2005/12/24/php-vs-ruby-on-rails-part-1/</text:span></text:span></text:a></text:p>
          <text:p text:style-name="P4"/>
        </text:list-item>
        <text:list-item>
          <text:p text:style-name="P4"><text:span text:style-name="Überschrift">JRuby</text:span></text:p>
          <text:p text:style-name="P4"><text:span text:style-name="Hyperlink">http://de.wikipedia.org/wiki/JRub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skoola Pota" svg:font-family="'Iskoola Pota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/>
    </style:style>
    <style:style style:name="Quellcode" style:family="text">
      <style:text-properties fo:color="#333333" style:font-name="Consolas" fo:font-size="10pt" fo:font-weight="normal" fo:background-color="transparent" style:font-size-asian="12pt" style:font-weight-asian="normal" style:font-size-complex="12pt" style:font-weight-complex="normal"/>
    </style:style>
    <style:style style:name="Text_20_Running" style:display-name="Text Running" style:family="text" style:parent-style-name="Quellcode">
      <style:text-properties fo:color="#000000" style:font-name="Iskoola Pota" fo:font-size="12pt" fo:font-weight="normal" fo:background-color="transparent" style:font-size-asian="12pt" style:font-weight-asian="normal" style:font-size-complex="12pt" style:font-weight-complex="normal"/>
    </style:style>
    <style:style style:name="Überschrift" style:family="text">
      <style:text-properties fo:color="#000000" fo:font-size="14pt" fo:language="zxx" fo:country="none" style:text-underline-style="solid" style:text-underline-width="auto" style:text-underline-color="font-color" fo:background-color="transparent" style:font-size-asian="14pt" style:language-asian="zxx" style:country-asian="none" style:font-size-complex="14pt" style:language-complex="zxx" style:country-complex="none"/>
    </style:style>
    <style:style style:name="Hyperlink" style:family="text">
      <style:text-properties fo:color="#000080" fo:language="zxx" fo:country="none" fo:font-style="italic" style:text-underline-style="none" style:language-asian="zxx" style:country-asian="none" style:font-style-asian="italic" style:language-complex="zxx" style:country-complex="none" style:font-style-complex="italic"/>
    </style:style>
    <style:style style:name="vgl" style:family="text">
      <style:text-properties fo:color="#000000" fo:font-size="10pt" fo:language="zxx" fo:country="none" style:text-underline-style="none" style:font-size-asian="10pt" style:language-asian="zxx" style:country-asian="none" style:font-size-complex="10pt" style:language-complex="zxx" style:country-complex="none"/>
    </style:style>
    <style:style style:name="Buch" style:family="text">
      <style:text-properties fo:color="#000000" fo:font-size="12pt" fo:language="zxx" fo:country="none" style:text-underline-style="none" style:font-size-asian="12pt" style:language-asian="zxx" style:country-asian="none" style:font-size-complex="12pt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6M18S</meta:editing-duration>
    <meta:editing-cycles>39</meta:editing-cycles>
    <meta:generator>OpenOffice.org/3.4.1$Win32 OpenOffice.org_project/341m1$Build-9593</meta:generator>
    <dc:date>2013-06-23T21:58:12.18</dc:date>
    <meta:document-statistic meta:table-count="0" meta:image-count="0" meta:object-count="0" meta:page-count="2" meta:paragraph-count="54" meta:word-count="278" meta:character-count="2879"/>
    <meta:user-defined meta:name="Info 1"/>
    <meta:user-defined meta:name="Info 2"/>
    <meta:user-defined meta:name="Info 3"/>
    <meta:user-defined meta:name="Info 4"/>
  </office:meta>
</office:document-meta>
</file>